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Courier, monospace"/>
    <style:font-face style:name="Roboto" svg:font-family="Roboto"/>
    <style:font-face style:name="Roboto1" svg:font-family="Roboto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text-indent="0in" style:auto-text-indent="false" fo:padding="0in" fo:border="none"/>
      <style:text-properties fo:font-variant="normal" fo:text-transform="none" style:font-name="Roboto1" fo:font-size="12pt" fo:letter-spacing="normal" fo:font-style="normal"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rsid="0016e09f" officeooo:paragraph-rsid="0016e09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e09f" officeooo:paragraph-rsid="0016e09f" style:font-weight-asian="bold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Menlo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Menlo" officeooo:rsid="0014f5a8" officeooo:paragraph-rsid="0014f5a8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66600" style:font-name="Menlo" fo:font-size="10.5pt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880000" style:font-name="Menlo" fo:font-size="10.5pt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6666" style:font-name="Menlo" fo:font-size="10.5pt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</style:style>
    <style:style style:name="P13" style:family="paragraph" style:parent-style-name="Heading_20_4">
      <style:text-properties fo:font-variant="normal" fo:text-transform="none" fo:color="#231f20" style:font-name="Roboto" fo:font-size="15pt" fo:letter-spacing="normal" fo:font-style="normal" fo:font-weight="bold"/>
    </style:style>
    <style:style style:name="T1" style:family="text">
      <style:text-properties fo:color="#000088" fo:font-size="10.5pt" loext:padding="0in" loext:border="none"/>
    </style:style>
    <style:style style:name="T2" style:family="text">
      <style:text-properties fo:color="#000088" style:font-name="Menlo" fo:font-size="10.5pt" loext:padding="0in" loext:border="none"/>
    </style:style>
    <style:style style:name="T3" style:family="text">
      <style:text-properties fo:color="#000000" loext:padding="0in" loext:border="none"/>
    </style:style>
    <style:style style:name="T4" style:family="text">
      <style:text-properties fo:color="#000000" fo:font-size="10.5pt" loext:padding="0in" loext:border="none"/>
    </style:style>
    <style:style style:name="T5" style:family="text">
      <style:text-properties fo:color="#000000" style:font-name="Menlo" loext:padding="0in" loext:border="none"/>
    </style:style>
    <style:style style:name="T6" style:family="text">
      <style:text-properties fo:color="#000000" style:font-name="Menlo" fo:font-size="10.5pt" loext:padding="0in" loext:border="none"/>
    </style:style>
    <style:style style:name="T7" style:family="text">
      <style:text-properties fo:color="#660066" fo:font-size="10.5pt" loext:padding="0in" loext:border="none"/>
    </style:style>
    <style:style style:name="T8" style:family="text">
      <style:text-properties fo:color="#660066" style:font-name="Menlo" fo:font-size="10.5pt" loext:padding="0in" loext:border="none"/>
    </style:style>
    <style:style style:name="T9" style:family="text">
      <style:text-properties fo:color="#666600" fo:font-size="10.5pt" loext:padding="0in" loext:border="none"/>
    </style:style>
    <style:style style:name="T10" style:family="text">
      <style:text-properties fo:color="#666600" style:font-name="Menlo" fo:font-size="10.5pt" loext:padding="0in" loext:border="none"/>
    </style:style>
    <style:style style:name="T11" style:family="text">
      <style:text-properties fo:color="#006666" style:font-name="Menlo" fo:font-size="10.5pt" loext:padding="0in" loext:border="none"/>
    </style:style>
    <style:style style:name="T12" style:family="text">
      <style:text-properties fo:color="#008800" fo:font-size="10.5pt" loext:padding="0in" loext:border="none"/>
    </style:style>
    <style:style style:name="T13" style:family="text">
      <style:text-properties fo:color="#008800" style:font-name="Menlo" fo:font-size="10.5pt" loext:padding="0in" loext:border="none"/>
    </style:style>
    <style:style style:name="T14" style:family="text">
      <style:text-properties fo:font-variant="normal" fo:text-transform="none" fo:color="#231f20" style:font-name="Roboto" fo:font-size="27pt" fo:letter-spacing="normal" fo:font-style="normal" fo:font-weight="normal" loext:padding="0in" loext:border="none"/>
    </style:style>
    <style:style style:name="T15" style:family="text">
      <style:text-properties fo:color="#880000" style:font-name="Menlo" fo:font-size="10.5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http://stacktips.com/tutorials/android/creating-a-background-service-in-android</text:span></text:p>
      <text:p text:style-name="P7"><text:span text:style-name="T1"/></text:p>
      <text:p text:style-name="P7"><text:span text:style-name="T1"/></text:p>
      <text:p text:style-name="P7"><text:span text:style-name="T1">public</text:span><text:span text:style-name="T3"> </text:span><text:span text:style-name="T1">class</text:span><text:span text:style-name="T3"> </text:span><text:span text:style-name="T7">DownloadResultReceiver</text:span><text:span text:style-name="T3"> </text:span><text:span text:style-name="T1">extends</text:span><text:span text:style-name="T3"> </text:span><text:span text:style-name="T7">ResultReceiver</text:span><text:span text:style-name="T3"> </text:span><text:span text:style-name="T9">{</text:span></text:p>
      <text:p text:style-name="P6"><text:span text:style-name="T3"><text:s text:c="4"/></text:span><text:span text:style-name="T2">private</text:span><text:span text:style-name="T5"> </text:span><text:span text:style-name="T8">Receiver</text:span><text:span text:style-name="T5"> </text:span><text:span text:style-name="T6">mReceiver</text:span><text:span text:style-name="T10">;</text:span></text:p>
      <text:p text:style-name="P12"/>
      <text:p text:style-name="P6"><text:span text:style-name="T3"><text:s text:c="4"/></text:span><text:span text:style-name="T2">public</text:span><text:span text:style-name="T5"> </text:span><text:span text:style-name="T8">DownloadResultReceiver</text:span><text:span text:style-name="T10">(</text:span><text:span text:style-name="T8">Handler</text:span><text:span text:style-name="T5"> </text:span><text:span text:style-name="T6">handler</text:span><text:span text:style-name="T10">)</text:span><text:span text:style-name="T5"> </text:span><text:span text:style-name="T10">{</text:span></text:p>
      <text:p text:style-name="P6"><text:span text:style-name="T3"><text:s text:c="8"/></text:span><text:span text:style-name="T2">super</text:span><text:span text:style-name="T10">(</text:span><text:span text:style-name="T6">handler</text:span><text:span text:style-name="T10">);</text:span></text:p>
      <text:p text:style-name="P6"><text:span text:style-name="T3"><text:s text:c="4"/></text:span><text:span text:style-name="T10">}</text:span></text:p>
      <text:p text:style-name="P12"/>
      <text:p text:style-name="P6"><text:span text:style-name="T3"><text:s text:c="4"/></text:span><text:span text:style-name="T2">public</text:span><text:span text:style-name="T5"> </text:span><text:span text:style-name="T2">void</text:span><text:span text:style-name="T5"> </text:span><text:span text:style-name="T6">setReceiver</text:span><text:span text:style-name="T10">(</text:span><text:span text:style-name="T8">Receiver</text:span><text:span text:style-name="T5"> </text:span><text:span text:style-name="T6">receiver</text:span><text:span text:style-name="T10">)</text:span><text:span text:style-name="T5"> </text:span><text:span text:style-name="T10">{</text:span></text:p>
      <text:p text:style-name="P6"><text:span text:style-name="T3"><text:s text:c="8"/></text:span><text:span text:style-name="T6">mReceiver </text:span><text:span text:style-name="T10">=</text:span><text:span text:style-name="T5"> </text:span><text:span text:style-name="T6">receiver</text:span><text:span text:style-name="T10">;</text:span></text:p>
      <text:p text:style-name="P6"><text:span text:style-name="T3"><text:s text:c="4"/></text:span><text:span text:style-name="T10">}</text:span></text:p>
      <text:p text:style-name="P12"/>
      <text:p text:style-name="P6"><text:span text:style-name="T3"><text:s text:c="4"/></text:span><text:span text:style-name="T2">public</text:span><text:span text:style-name="T5"> </text:span><text:span text:style-name="T2">interface</text:span><text:span text:style-name="T5"> </text:span><text:span text:style-name="T8">Receiver</text:span><text:span text:style-name="T5"> </text:span><text:span text:style-name="T10">{</text:span></text:p>
      <text:p text:style-name="P6"><text:span text:style-name="T3"><text:s text:c="8"/></text:span><text:span text:style-name="T2">public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;</text:span></text:p>
      <text:p text:style-name="P6"><text:span text:style-name="T3"><text:s text:c="4"/></text:span><text:span text:style-name="T10">}</text:span></text:p>
      <text:p text:style-name="P12"/>
      <text:p text:style-name="P6"><text:span text:style-name="T3"><text:s text:c="4"/></text:span><text:span text:style-name="T11">@Override</text:span></text:p>
      <text:p text:style-name="P6"><text:span text:style-name="T3"><text:s text:c="4"/></text:span><text:span text:style-name="T2">protected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</text:span><text:span text:style-name="T5"> </text:span><text:span text:style-name="T10">{</text:span></text:p>
      <text:p text:style-name="P6"><text:span text:style-name="T3"><text:s text:c="8"/></text:span><text:span text:style-name="T2">if</text:span><text:span text:style-name="T5"> </text:span><text:span text:style-name="T10">(</text:span><text:span text:style-name="T6">mReceiver </text:span><text:span text:style-name="T10">!=</text:span><text:span text:style-name="T5"> </text:span><text:span text:style-name="T2">null</text:span><text:span text:style-name="T10">)</text:span><text:span text:style-name="T5"> </text:span><text:span text:style-name="T10">{</text:span></text:p>
      <text:p text:style-name="P6"><text:span text:style-name="T3"><text:s text:c="12"/></text:span><text:span text:style-name="T6">mReceiver</text:span><text:span text:style-name="T10">.</text:span><text:span text:style-name="T6">onReceiveResult</text:span><text:span text:style-name="T10">(</text:span><text:span text:style-name="T6">resultCode</text:span><text:span text:style-name="T10">,</text:span><text:span text:style-name="T5"> </text:span><text:span text:style-name="T6">resultData</text:span><text:span text:style-name="T10">);</text:span></text:p>
      <text:p text:style-name="P6"><text:span text:style-name="T3"><text:s text:c="8"/></text:span><text:span text:style-name="T10">}</text:span></text:p>
      <text:p text:style-name="P6"><text:span text:style-name="T3"><text:s text:c="4"/></text:span><text:span text:style-name="T10">}</text:span></text:p>
      <text:p text:style-name="P9">}</text:p>
      <text:h text:style-name="Heading_20_1" text:outline-level="1"><text:bookmark text:name="7-report-status-from-intentservice-to-activity"/><text:span text:style-name="T14">Report Status From IntentService to Activity</text:span></text:h>
      <text:p text:style-name="P1">To send the status of a work request in an IntentService to other components, get the instance of ResultReceiver. Send the status by calling send() method.</text:p>
      <text:p text:style-name="P7"><text:span text:style-name="T1">final</text:span><text:span text:style-name="T3"> </text:span><text:span text:style-name="T7">ResultReceiver</text:span><text:span text:style-name="T3"> </text:span><text:span text:style-name="T4">receiver </text:span><text:span text:style-name="T9">=</text:span><text:span text:style-name="T3"> </text:span><text:span text:style-name="T4">intent</text:span><text:span text:style-name="T9">.</text:span><text:span text:style-name="T4">getParcelableExtra</text:span><text:span text:style-name="T9">(</text:span><text:span text:style-name="T12">"receiver"</text:span><text:span text:style-name="T9">);</text:span></text:p>
      <text:p text:style-name="P7"><text:span text:style-name="T7">Bundle</text:span><text:span text:style-name="T3"> </text:span><text:span text:style-name="T4">bundle </text:span><text:span text:style-name="T9">=</text:span><text:span text:style-name="T3"> </text:span><text:span text:style-name="T1">new</text:span><text:span text:style-name="T3"> </text:span><text:span text:style-name="T7">Bundle</text:span><text:span text:style-name="T9">();</text:span></text:p>
      <text:p text:style-name="P12"/>
      <text:p text:style-name="P10">/* Service Started */</text:p>
      <text:p text:style-name="P7"><text:span text:style-name="T4">receiver</text:span><text:span text:style-name="T9">.</text:span><text:span text:style-name="T4">send</text:span><text:span text:style-name="T9">(</text:span><text:span text:style-name="T4">STATUS_RUNNING</text:span><text:span text:style-name="T9">,</text:span><text:span text:style-name="T3"> </text:span><text:span text:style-name="T7">Bundle</text:span><text:span text:style-name="T9">.</text:span><text:span text:style-name="T4">EMPTY</text:span><text:span text:style-name="T9">);</text:span></text:p>
      <text:p text:style-name="P12"/>
      <text:p text:style-name="P10">/* Status Finished */</text:p>
      <text:p text:style-name="P7"><text:span text:style-name="T4">bundle</text:span><text:span text:style-name="T9">.</text:span><text:span text:style-name="T4">putStringArray</text:span><text:span text:style-name="T9">(</text:span><text:span text:style-name="T12">"result"</text:span><text:span text:style-name="T9">,</text:span><text:span text:style-name="T3"> </text:span><text:span text:style-name="T4">results</text:span><text:span text:style-name="T9">);</text:span></text:p>
      <text:p text:style-name="P7"><text:span text:style-name="T4">receiver</text:span><text:span text:style-name="T9">.</text:span><text:span text:style-name="T4">send</text:span><text:span text:style-name="T9">(</text:span><text:span text:style-name="T4">STATUS_FINISHED</text:span><text:span text:style-name="T9">,</text:span><text:span text:style-name="T3"> </text:span><text:span text:style-name="T4">bundle</text:span><text:span text:style-name="T9">);</text:span></text:p>
      <text:p text:style-name="P12"/>
      <text:p text:style-name="P10">/* Sending error message back to activity */</text:p>
      <text:p text:style-name="P7"><text:span text:style-name="T4">bundle</text:span><text:span text:style-name="T9">.</text:span><text:span text:style-name="T4">putString</text:span><text:span text:style-name="T9">(</text:span><text:span text:style-name="T7">Intent</text:span><text:span text:style-name="T9">.</text:span><text:span text:style-name="T4">EXTRA_TEXT</text:span><text:span text:style-name="T9">,</text:span><text:span text:style-name="T3"> </text:span><text:span text:style-name="T12">"Error message here.."</text:span><text:span text:style-name="T9">);</text:span></text:p>
      <text:p text:style-name="P7"><text:span text:style-name="T4">receiver</text:span><text:span text:style-name="T9">.</text:span><text:span text:style-name="T4">send</text:span><text:span text:style-name="T9">(</text:span><text:span text:style-name="T4">STATUS_ERROR</text:span><text:span text:style-name="T9">,</text:span><text:span text:style-name="T3"> </text:span><text:span text:style-name="T4">bundle</text:span><text:span text:style-name="T9">);</text:span></text:p>
      <text:p text:style-name="Standard"/>
      <text:p text:style-name="Standard"/>
      <text:h text:style-name="P13" text:outline-level="4">Activity.java</text:h>
      <text:p text:style-name="P11">@Override</text:p>
      <text:p text:style-name="P6"><text:span text:style-name="T3"><text:s text:c="4"/></text:span><text:span text:style-name="T2">public</text:span><text:span text:style-name="T5"> </text:span><text:span text:style-name="T2">void</text:span><text:span text:style-name="T5"> </text:span><text:span text:style-name="T6">onReceiveResult</text:span><text:span text:style-name="T10">(</text:span><text:span text:style-name="T2">int</text:span><text:span text:style-name="T5"> </text:span><text:span text:style-name="T6">resultCode</text:span><text:span text:style-name="T10">,</text:span><text:span text:style-name="T5"> </text:span><text:span text:style-name="T8">Bundle</text:span><text:span text:style-name="T5"> </text:span><text:span text:style-name="T6">resultData</text:span><text:span text:style-name="T10">)</text:span><text:span text:style-name="T5"> </text:span><text:span text:style-name="T10">{</text:span></text:p>
      <text:p text:style-name="P6"><text:span text:style-name="T3"><text:s text:c="8"/></text:span><text:span text:style-name="T2">switch</text:span><text:span text:style-name="T5"> </text:span><text:span text:style-name="T10">(</text:span><text:span text:style-name="T6">resultCode</text:span><text:span text:style-name="T10">)</text:span><text:span text:style-name="T5"> </text:span><text:span text:style-name="T10">{</text:span></text:p>
      <text:p text:style-name="P6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RUNNING</text:span><text:span text:style-name="T10">:</text:span></text:p>
      <text:p text:style-name="P6"><text:span text:style-name="T3"><text:s text:c="16"/></text:span><text:span text:style-name="T6">setProgressBarIndeterminateVisibility</text:span><text:span text:style-name="T10">(</text:span><text:span text:style-name="T2">true</text:span><text:span text:style-name="T10">);</text:span></text:p>
      <text:p text:style-name="P6"><text:soft-page-break/><text:span text:style-name="T3"><text:s text:c="16"/></text:span><text:span text:style-name="T2">break</text:span><text:span text:style-name="T10">;</text:span></text:p>
      <text:p text:style-name="P6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FINISHED</text:span><text:span text:style-name="T10">:</text:span></text:p>
      <text:p text:style-name="P6"><text:span text:style-name="T3"><text:s text:c="16"/></text:span><text:span text:style-name="T15">/* Hide progress &amp; extract result from bundle */</text:span></text:p>
      <text:p text:style-name="P6"><text:span text:style-name="T3"><text:s text:c="16"/></text:span><text:span text:style-name="T6">setProgressBarIndeterminateVisibility</text:span><text:span text:style-name="T10">(</text:span><text:span text:style-name="T2">false</text:span><text:span text:style-name="T10">);</text:span></text:p>
      <text:p text:style-name="P6"><text:span text:style-name="T3"><text:s text:c="16"/></text:span><text:span text:style-name="T8">String</text:span><text:span text:style-name="T10">[]</text:span><text:span text:style-name="T5"> </text:span><text:span text:style-name="T6">results </text:span><text:span text:style-name="T10">=</text:span><text:span text:style-name="T5"> </text:span><text:span text:style-name="T6">resultData</text:span><text:span text:style-name="T10">.</text:span><text:span text:style-name="T6">getStringArray</text:span><text:span text:style-name="T10">(</text:span><text:span text:style-name="T13">"result"</text:span><text:span text:style-name="T10">);</text:span></text:p>
      <text:p text:style-name="P12"/>
      <text:p text:style-name="P6"><text:span text:style-name="T3"><text:s text:c="16"/></text:span><text:span text:style-name="T15">/* Update ListView with result */</text:span></text:p>
      <text:p text:style-name="P6"><text:span text:style-name="T3"><text:s text:c="16"/></text:span><text:span text:style-name="T6">arrayAdapter </text:span><text:span text:style-name="T10">=</text:span><text:span text:style-name="T5"> </text:span><text:span text:style-name="T2">new</text:span><text:span text:style-name="T5"> </text:span><text:span text:style-name="T8">ArrayAdapter</text:span><text:span text:style-name="T10">(</text:span><text:span text:style-name="T8">MyActivity</text:span><text:span text:style-name="T10">.</text:span><text:span text:style-name="T2">this</text:span><text:span text:style-name="T10">,</text:span><text:span text:style-name="T5"> </text:span><text:span text:style-name="T6">android</text:span><text:span text:style-name="T10">.</text:span><text:span text:style-name="T6">R</text:span><text:span text:style-name="T10">.</text:span><text:span text:style-name="T6">layout</text:span><text:span text:style-name="T10">.</text:span><text:span text:style-name="T6">simple_list_item_2</text:span><text:span text:style-name="T10">,</text:span><text:span text:style-name="T5"> </text:span><text:span text:style-name="T6">results</text:span><text:span text:style-name="T10">);</text:span></text:p>
      <text:p text:style-name="P6"><text:span text:style-name="T3"><text:s text:c="16"/></text:span><text:span text:style-name="T6">listView</text:span><text:span text:style-name="T10">.</text:span><text:span text:style-name="T6">setAdapter</text:span><text:span text:style-name="T10">(</text:span><text:span text:style-name="T6">arrayAdapter</text:span><text:span text:style-name="T10">);</text:span></text:p>
      <text:p text:style-name="P6"><text:span text:style-name="T3"><text:s text:c="16"/></text:span><text:span text:style-name="T2">break</text:span><text:span text:style-name="T10">;</text:span></text:p>
      <text:p text:style-name="P6"><text:span text:style-name="T3"><text:s text:c="12"/></text:span><text:span text:style-name="T2">case</text:span><text:span text:style-name="T5"> </text:span><text:span text:style-name="T8">DownloadService</text:span><text:span text:style-name="T10">.</text:span><text:span text:style-name="T6">STATUS_ERROR</text:span><text:span text:style-name="T10">:</text:span></text:p>
      <text:p text:style-name="P6"><text:span text:style-name="T3"><text:s text:c="16"/></text:span><text:span text:style-name="T15">/* Handle the error */</text:span></text:p>
      <text:p text:style-name="P6"><text:span text:style-name="T3"><text:s text:c="16"/></text:span><text:span text:style-name="T8">String</text:span><text:span text:style-name="T5"> </text:span><text:span text:style-name="T6">error </text:span><text:span text:style-name="T10">=</text:span><text:span text:style-name="T5"> </text:span><text:span text:style-name="T6">resultData</text:span><text:span text:style-name="T10">.</text:span><text:span text:style-name="T6">getString</text:span><text:span text:style-name="T10">(</text:span><text:span text:style-name="T8">Intent</text:span><text:span text:style-name="T10">.</text:span><text:span text:style-name="T6">EXTRA_TEXT</text:span><text:span text:style-name="T10">);</text:span></text:p>
      <text:p text:style-name="P6"><text:span text:style-name="T3"><text:s text:c="16"/></text:span><text:span text:style-name="T8">Toast</text:span><text:span text:style-name="T10">.</text:span><text:span text:style-name="T6">makeText</text:span><text:span text:style-name="T10">(</text:span><text:span text:style-name="T2">this</text:span><text:span text:style-name="T10">,</text:span><text:span text:style-name="T5"> </text:span><text:span text:style-name="T6">error</text:span><text:span text:style-name="T10">,</text:span><text:span text:style-name="T5"> </text:span><text:span text:style-name="T8">Toast</text:span><text:span text:style-name="T10">.</text:span><text:span text:style-name="T6">LENGTH_LONG</text:span><text:span text:style-name="T10">).</text:span><text:span text:style-name="T6">show</text:span><text:span text:style-name="T10">();</text:span></text:p>
      <text:p text:style-name="P6"><text:span text:style-name="T3"><text:s text:c="16"/></text:span><text:span text:style-name="T2">break</text:span><text:span text:style-name="T10">;</text:span></text:p>
      <text:p text:style-name="P6"><text:span text:style-name="T3"><text:s text:c="8"/></text:span><text:span text:style-name="T10">}</text:span></text:p>
      <text:p text:style-name="P6"><text:span text:style-name="T3"><text:s text:c="4"/></text:span><text:span text:style-name="T10">}</text:span></text:p>
      <text:p text:style-name="Standard"/>
      <text:p text:style-name="P4"/>
      <text:p text:style-name="P5">Agregar al JSON Form ID</text:p>
      <text:p text:style-name="P2"/>
      <text:p text:style-name="P3">el form id se genera epoch como se genera unix time + csrcode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Courier, monospace"/>
    <style:font-face style:name="Roboto" svg:font-family="Roboto"/>
    <style:font-face style:name="Roboto1" svg:font-family="Roboto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6:59:55.917848351</meta:creation-date>
    <dc:date>2016-07-06T18:19:44.462024278</dc:date>
    <meta:editing-duration>PT1M38S</meta:editing-duration>
    <meta:editing-cycles>1</meta:editing-cycles>
    <meta:document-statistic meta:table-count="0" meta:image-count="0" meta:object-count="0" meta:page-count="2" meta:paragraph-count="55" meta:word-count="205" meta:character-count="2308" meta:non-whitespace-character-count="1798"/>
    <meta:generator>LibreOffice/5.1.4.2$Linux_X86_64 LibreOffice_project/10m0$Build-2</meta:generator>
  </office:meta>
</office:document-meta>
</file>